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0780000008C5C5C8DA9215E0E64.png" manifest:media-type="image/png"/>
  <manifest:file-entry manifest:full-path="Pictures/10000000000000780000008C300595C8BC3EE837.png" manifest:media-type="image/png"/>
  <manifest:file-entry manifest:full-path="Pictures/10000000000000780000008CC03D7B2E31A406DD.png" manifest:media-type="image/png"/>
  <manifest:file-entry manifest:full-path="Pictures/10000000000000780000008CCBFC3359D60C86B9.png" manifest:media-type="image/png"/>
  <manifest:file-entry manifest:full-path="Pictures/10000000000000780000008C517D4AF2C59BDE05.png" manifest:media-type="image/png"/>
  <manifest:file-entry manifest:full-path="Pictures/10000000000000780000008C554FC025C8DDA686.png" manifest:media-type="image/png"/>
  <manifest:file-entry manifest:full-path="Pictures/10000000000000780000008C016A1441FE031F13.png" manifest:media-type="image/png"/>
  <manifest:file-entry manifest:full-path="Pictures/10000000000000780000008C5A0EE89C5A8BA5A0.png" manifest:media-type="image/png"/>
  <manifest:file-entry manifest:full-path="Pictures/10000000000000780000008C1D332152D92AD89D.png" manifest:media-type="image/png"/>
  <manifest:file-entry manifest:full-path="Pictures/10000000000000780000008C5A8D287B3804AD32.png" manifest:media-type="image/png"/>
  <manifest:file-entry manifest:full-path="Pictures/10000000000000780000008C88F419179355239D.png" manifest:media-type="image/png"/>
  <manifest:file-entry manifest:full-path="Pictures/10000000000000780000008CD11E1E2CFA2CD9C9.png" manifest:media-type="image/png"/>
  <manifest:file-entry manifest:full-path="Pictures/10000000000000780000008C6FFE40A9720F9738.png" manifest:media-type="image/png"/>
  <manifest:file-entry manifest:full-path="Pictures/10000000000000780000008CA53C001743BEB07C.png" manifest:media-type="image/png"/>
  <manifest:file-entry manifest:full-path="Pictures/10000000000000780000008C2E152CC37870C640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fr1" style:family="graphic" style:parent-style-name="Graphics">
      <style:graphic-properties fo:margin-left="0in" fo:margin-right="0in" fo:margin-top="0in" fo:margin-bottom="0in" style:vertical-pos="top" style:vertical-rel="baseline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as-char" svg:width="1.25in" svg:height="1.4583in" draw:z-index="0"><draw:image xlink:href="Pictures/10000000000000780000008C6FFE40A9720F9738.png" xlink:type="simple" xlink:show="embed" xlink:actuate="onLoad"/><svg:title>P10184A00-231117A00S0010</svg:title></draw:frame></text:p>
      <text:p text:style-name="Standard"><draw:frame draw:style-name="fr1" draw:name="Image2" text:anchor-type="as-char" svg:width="1.25in" svg:height="1.4583in" draw:z-index="1"><draw:image xlink:href="Pictures/10000000000000780000008C88F419179355239D.png" xlink:type="simple" xlink:show="embed" xlink:actuate="onLoad"/><svg:title>P10184A00-231117B00S0010</svg:title></draw:frame></text:p>
      <text:p text:style-name="Standard"><draw:frame draw:style-name="fr1" draw:name="Image3" text:anchor-type="as-char" svg:width="1.25in" svg:height="1.4583in" draw:z-index="2"><draw:image xlink:href="Pictures/10000000000000780000008C016A1441FE031F13.png" xlink:type="simple" xlink:show="embed" xlink:actuate="onLoad"/><svg:title>P10184A00-171119A00S0010</svg:title></draw:frame></text:p>
      <text:p text:style-name="Standard"><draw:frame draw:style-name="fr1" draw:name="Image4" text:anchor-type="as-char" svg:width="1.25in" svg:height="1.4583in" draw:z-index="3"><draw:image xlink:href="Pictures/10000000000000780000008C554FC025C8DDA686.png" xlink:type="simple" xlink:show="embed" xlink:actuate="onLoad"/><svg:title>abdhulluh-231117A00S0010</svg:title></draw:frame></text:p>
      <text:p text:style-name="Standard"><draw:frame draw:style-name="fr1" draw:name="Image5" text:anchor-type="as-char" svg:width="1.25in" svg:height="1.4583in" draw:z-index="4"><draw:image xlink:href="Pictures/10000000000000780000008C5A0EE89C5A8BA5A0.png" xlink:type="simple" xlink:show="embed" xlink:actuate="onLoad"/><svg:title>à10184A00-231117A00S0010</svg:title></draw:frame></text:p>
      <text:p text:style-name="Standard"><draw:frame draw:style-name="fr1" draw:name="Image6" text:anchor-type="as-char" svg:width="1.25in" svg:height="1.4583in" draw:z-index="5"><draw:image xlink:href="Pictures/10000000000000780000008CA53C001743BEB07C.png" xlink:type="simple" xlink:show="embed" xlink:actuate="onLoad"/><svg:title>P10184A0ù-231117A00S0010</svg:title></draw:frame></text:p>
      <text:p text:style-name="Standard"><draw:frame draw:style-name="fr1" draw:name="Image7" text:anchor-type="as-char" svg:width="1.25in" svg:height="1.4583in" draw:z-index="6"><draw:image xlink:href="Pictures/10000000000000780000008C1D332152D92AD89D.png" xlink:type="simple" xlink:show="embed" xlink:actuate="onLoad"/><svg:title>P10184A00_231117A00S0010</svg:title></draw:frame></text:p>
      <text:p text:style-name="Standard"><draw:frame draw:style-name="fr1" draw:name="Image8" text:anchor-type="as-char" svg:width="1.25in" svg:height="1.4583in" draw:z-index="7"><draw:image xlink:href="Pictures/10000000000000780000008C2E152CC37870C640.png" xlink:type="simple" xlink:show="embed" xlink:actuate="onLoad"/><svg:title>P10184A00-z31117A00S0010</svg:title></draw:frame></text:p>
      <text:p text:style-name="Standard"><draw:frame draw:style-name="fr1" draw:name="Image9" text:anchor-type="as-char" svg:width="1.25in" svg:height="1.4583in" draw:z-index="8"><draw:image xlink:href="Pictures/10000000000000780000008CD11E1E2CFA2CD9C9.png" xlink:type="simple" xlink:show="embed" xlink:actuate="onLoad"/><svg:title>P10184A00-23111lA00S0010</svg:title></draw:frame></text:p>
      <text:p text:style-name="Standard"><draw:frame draw:style-name="fr1" draw:name="Image10" text:anchor-type="as-char" svg:width="1.25in" svg:height="1.4583in" draw:z-index="9"><draw:image xlink:href="Pictures/10000000000000780000008C5A8D287B3804AD32.png" xlink:type="simple" xlink:show="embed" xlink:actuate="onLoad"/><svg:title>P10184A00-231117C00S0010</svg:title></draw:frame></text:p>
      <text:p text:style-name="Standard"><draw:frame draw:style-name="fr1" draw:name="Image11" text:anchor-type="as-char" svg:width="1.25in" svg:height="1.4583in" draw:z-index="10"><draw:image xlink:href="Pictures/10000000000000780000008C517D4AF2C59BDE05.png" xlink:type="simple" xlink:show="embed" xlink:actuate="onLoad"/><svg:title>P10184A00-231117Ap0S0010</svg:title></draw:frame></text:p>
      <text:p text:style-name="Standard"><draw:frame draw:style-name="fr1" draw:name="Image12" text:anchor-type="as-char" svg:width="1.25in" svg:height="1.4583in" draw:z-index="11"><draw:image xlink:href="Pictures/10000000000000780000008CC03D7B2E31A406DD.png" xlink:type="simple" xlink:show="embed" xlink:actuate="onLoad"/><svg:title>P10184A00-231117A0lS0010</svg:title></draw:frame></text:p>
      <text:p text:style-name="Standard"><draw:frame draw:style-name="fr1" draw:name="Image13" text:anchor-type="as-char" svg:width="1.25in" svg:height="1.4583in" draw:z-index="12"><draw:image xlink:href="Pictures/10000000000000780000008C300595C8BC3EE837.png" xlink:type="simple" xlink:show="embed" xlink:actuate="onLoad"/><svg:title>P10184A00-231117A00C0010</svg:title></draw:frame></text:p>
      <text:p text:style-name="Standard"/>
      <text:p text:style-name="Standard"><draw:frame draw:style-name="fr1" draw:name="Image14" text:anchor-type="as-char" svg:width="1.25in" svg:height="1.4583in" draw:z-index="13"><draw:image xlink:href="Pictures/10000000000000780000008CCBFC3359D60C86B9.png" xlink:type="simple" xlink:show="embed" xlink:actuate="onLoad"/><svg:title>P10184A00-231117A00Ss010</svg:title></draw:frame></text:p>
      <text:p text:style-name="Standard"><draw:frame draw:style-name="fr1" draw:name="Image15" text:anchor-type="as-char" svg:width="1.25in" svg:height="1.4583in" draw:z-index="14"><draw:image xlink:href="Pictures/10000000000000780000008C5C5C8DA9215E0E64.png" xlink:type="simple" xlink:show="embed" xlink:actuate="onLoad"/><svg:title>P10184A00-231117A00S001g</svg:title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style:writing-mode="lr-tb" draw:fill-image-width="0in" draw:fill-image-height="0in" style:footnote-max-height="0in">
        <style:columns fo:column-count="3" fo:column-gap="0in">
          <style:column style:rel-width="3213*" fo:start-indent="0in" fo:end-indent="0in"/>
          <style:column style:rel-width="3213*" fo:start-indent="0in" fo:end-indent="0in"/>
          <style:column style:rel-width="3215*" fo:start-indent="0in" fo:end-indent="0in"/>
        </style:columns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9T22:18:50.911101686</meta:creation-date>
    <dc:date>2017-12-09T22:22:45.448429290</dc:date>
    <meta:editing-duration>PT3M55S</meta:editing-duration>
    <meta:editing-cycles>1</meta:editing-cycles>
    <meta:document-statistic meta:table-count="0" meta:image-count="15" meta:object-count="0" meta:page-count="1" meta:paragraph-count="15" meta:word-count="0" meta:character-count="0" meta:non-whitespace-character-count="0"/>
    <meta:generator>LibreOffice/5.1.6.2$Linux_X86_64 LibreOffice_project/10m0$Build-2</meta:generator>
  </office:meta>
</office:document-meta>
</file>